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2613e" officeooo:paragraph-rsid="0012613e" style:font-size-asian="18pt" style:font-size-complex="18pt"/>
    </style:style>
    <style:style style:name="P2" style:family="paragraph" style:parent-style-name="Standard">
      <style:text-properties fo:font-size="12pt" officeooo:rsid="0012613e" officeooo:paragraph-rsid="0012613e" style:font-size-asian="10.5pt" style:font-size-complex="12pt"/>
    </style:style>
    <style:style style:name="P3" style:family="paragraph" style:parent-style-name="Standard">
      <style:text-properties fo:font-size="14pt" officeooo:rsid="0012613e" officeooo:paragraph-rsid="0012613e" style:font-size-asian="14pt" style:font-size-complex="14pt"/>
    </style:style>
    <style:style style:name="P4" style:family="paragraph" style:parent-style-name="Standard">
      <style:text-properties fo:font-size="14pt" officeooo:rsid="0012613e" officeooo:paragraph-rsid="0013228d" style:font-size-asian="14pt" style:font-size-complex="14pt"/>
    </style:style>
    <style:style style:name="P5" style:family="paragraph" style:parent-style-name="Standard">
      <style:text-properties fo:font-size="12pt" officeooo:rsid="0012613e" officeooo:paragraph-rsid="0013228d" style:font-size-asian="10.5pt" style:font-size-complex="12pt"/>
    </style:style>
    <style:style style:name="P6" style:family="paragraph" style:parent-style-name="Standard">
      <style:text-properties fo:font-size="14pt" officeooo:rsid="0013228d" officeooo:paragraph-rsid="0013228d" style:font-size-asian="14pt" style:font-size-complex="14pt"/>
    </style:style>
    <style:style style:name="P7" style:family="paragraph" style:parent-style-name="Standard">
      <style:text-properties fo:font-size="12pt" officeooo:rsid="0013228d" officeooo:paragraph-rsid="0013228d" style:font-size-asian="10.5pt" style:font-size-complex="12pt"/>
    </style:style>
    <style:style style:name="P8" style:family="paragraph" style:parent-style-name="Standard">
      <style:text-properties fo:font-size="12pt" officeooo:rsid="0013228d" officeooo:paragraph-rsid="0013cb3b" style:font-size-asian="10.5pt" style:font-size-complex="12pt"/>
    </style:style>
    <style:style style:name="P9" style:family="paragraph" style:parent-style-name="Standard">
      <style:text-properties fo:font-size="14pt" officeooo:rsid="0013cb3b" officeooo:paragraph-rsid="0013cb3b" style:font-size-asian="14pt" style:font-size-complex="14pt"/>
    </style:style>
    <style:style style:name="P10" style:family="paragraph" style:parent-style-name="Standard">
      <style:text-properties fo:font-size="12pt" officeooo:rsid="0013cb3b" officeooo:paragraph-rsid="0013cb3b" style:font-size-asian="10.5pt" style:font-size-complex="12pt"/>
    </style:style>
    <style:style style:name="P11" style:family="paragraph" style:parent-style-name="Standard">
      <style:text-properties fo:font-size="14pt" officeooo:rsid="0015c7c7" officeooo:paragraph-rsid="0015c7c7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2e82b"/>
    </style:style>
    <style:style style:name="T3" style:family="text">
      <style:text-properties officeooo:rsid="0013cb3b"/>
    </style:style>
    <style:style style:name="T4" style:family="text">
      <style:text-properties officeooo:rsid="0015c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documentation</text:p>
      <text:p text:style-name="P2">This program is a computer game software with a menu system which will run in a console or terminal.</text:p>
      <text:p text:style-name="P2"><text:s/></text:p>
      <text:p text:style-name="P2"><text:span text:style-name="T1">In the first option the user can choose to play or quit.</text:span></text:p>
      <text:p text:style-name="P2"><text:tab/>-use the up and down arrow key to make the choice</text:p>
      <text:p text:style-name="P2"><text:tab/>-the text with white highlight is chosen</text:p>
      <text:p text:style-name="P2"><text:tab/>-press ENTER to confirm choice</text:p>
      <text:p text:style-name="P2"/>
      <text:p text:style-name="P3">In the second option the user can choose between easy, medium and hard difficulty to play.</text:p>
      <text:p text:style-name="P2"><text:tab/>-use the up and down arrow key to make the choice</text:p>
      <text:p text:style-name="P2"><text:tab/>-the text with white highlight is chosen</text:p>
      <text:p text:style-name="P2"><text:tab/>-press ENTER to confirm choice</text:p>
      <text:p text:style-name="P2"/>
      <text:p text:style-name="P4">In the third option the user can give an input <text:span text:style-name="T2">as how many high scorer it want to see from the number 1. </text:span></text:p>
      <text:p text:style-name="P5"><text:span text:style-name="T2"><text:tab/>-The user needs to give the input as a number between 0 and 1000000, although the highest number can be changed by the game’s operator or the game’s distributor. </text:span></text:p>
      <text:p text:style-name="P5"><text:span text:style-name="T2"><text:tab/>-In every case the user gives and invalid input the program will ask again for an appropriate input as an output. </text:span></text:p>
      <text:p text:style-name="P5"><text:span text:style-name="T2"><text:tab/>-Minus number as input will be converted to it’s positive value, the program is using the input’s absolute value. </text:span></text:p>
      <text:p text:style-name="P5"><text:span text:style-name="T2"><text:tab/>-If the value is 0 the program will proceed to go to the game, which will start immediately.</text:span></text:p>
      <text:p text:style-name="P2"/>
      <text:p text:style-name="P6">In the fourth option the user can see the high score table.</text:p>
      <text:p text:style-name="P7"><text:tab/>-The software will output to the screen a high score table.</text:p>
      <text:p text:style-name="P7"><text:s/><text:tab/>-The user can navigate between the records with these methods:</text:p>
      <text:p text:style-name="P7"><text:tab/><text:tab/>-using the mouse wheel </text:p>
      <text:p text:style-name="P7"><text:tab/><text:tab/>-or pressing the SHIFT + UP ARROW or SHIFT + DOWN ARROW </text:p>
      <text:p text:style-name="P7"><text:tab/>-If the user wants to proceed to the game, it needs to press the ENTER key.</text:p>
      <text:p text:style-name="P7"/>
      <text:p text:style-name="P6">In the fifth option starts the game.</text:p>
      <text:p text:style-name="P7"><text:tab/>-the game will start immediately</text:p>
      <text:p text:style-name="P7"><text:tab/>-the game will output to the screen the appropriate number of invaders, enemies in the adequate order, shows the player’s character, the player’s score and the current amount of bullets</text:p>
      <text:p text:style-name="P8"><text:tab/>-with each shot the amount of shootable bullets will de<text:span text:style-name="T3">crease until its hits 0, and at a specified time the bullets will replenish to 7</text:span></text:p>
      <text:p text:style-name="P8"><text:tab/>-<text:span text:style-name="T3">the user can control the player’s character with the A key if it wants to move to the left and with the D key to move to the right, Its need to press the SPACE key to shoot</text:span></text:p>
      <text:p text:style-name="P8"><text:span text:style-name="T3"><text:tab/>-the buttons can be continuously pressed</text:span></text:p>
      <text:p text:style-name="P8"><text:tab/>-<text:span text:style-name="T3">the game can not handle two button being pressed at the same time, it will only handle the first pressed input</text:span></text:p>
      <text:p text:style-name="P8"/>
      <text:p text:style-name="P9">In the sixth option the user need to give an input to choose a name for itself</text:p>
      <text:p text:style-name="P10"><text:tab/>-every ASCII character is acceptable</text:p>
      <text:p text:style-name="P10"><text:tab/>-<text:span text:style-name="T4">after a valid input pressing ENTER the name will be registered or it will update the score under the input name if the new score is higher than the old</text:span></text:p>
      <text:p text:style-name="P10"/>
      <text:p text:style-name="P11">The program after this will return to the first op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04:49:22.490425736</meta:creation-date>
    <meta:print-date>2024-12-01T05:41:19.287257464</meta:print-date>
    <meta:printed-by>PDF files</meta:printed-by>
    <dc:date>2024-12-01T05:41:34.153413094</dc:date>
    <meta:editing-duration>PT14S</meta:editing-duration>
    <meta:editing-cycles>1</meta:editing-cycles>
    <meta:document-statistic meta:table-count="0" meta:image-count="0" meta:object-count="0" meta:page-count="1" meta:paragraph-count="33" meta:word-count="464" meta:character-count="2483" meta:non-whitespace-character-count="2018"/>
    <meta:generator>LibreOffice/24.8.2.1$Linux_X86_64 LibreOffice_project/0f794b6e29741098670a3b95d60478a65d05ef13</meta:generator>
  </office:meta>
</office:document-meta>
</file>